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a72b" officeooo:paragraph-rsid="001ba72b"/>
    </style:style>
    <style:style style:name="P2" style:family="paragraph" style:parent-style-name="Standard">
      <style:text-properties officeooo:rsid="001bd02f" officeooo:paragraph-rsid="001bd02f"/>
    </style:style>
    <style:style style:name="P3" style:family="paragraph" style:parent-style-name="Standard">
      <style:text-properties officeooo:rsid="001f3ff8" officeooo:paragraph-rsid="001f3ff8"/>
    </style:style>
    <style:style style:name="P4" style:family="paragraph" style:parent-style-name="Standard" style:list-style-name="L1">
      <style:text-properties officeooo:rsid="001fde8d" officeooo:paragraph-rsid="001fde8d"/>
    </style:style>
    <style:style style:name="P5" style:family="paragraph" style:parent-style-name="Standard" style:list-style-name="L1">
      <style:text-properties officeooo:rsid="0021c736" officeooo:paragraph-rsid="0021c736"/>
    </style:style>
    <style:style style:name="T1" style:family="text">
      <style:text-properties officeooo:rsid="001bd02f"/>
    </style:style>
    <style:style style:name="T2" style:family="text">
      <style:text-properties officeooo:rsid="001bd660"/>
    </style:style>
    <style:style style:name="T3" style:family="text">
      <style:text-properties officeooo:rsid="001fde8d"/>
    </style:style>
    <style:style style:name="T4" style:family="text">
      <style:text-properties officeooo:rsid="002123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¿En que consiste?</text:p>
      <text:p text:style-name="P1">El patron oro es un sistema monetario, que consiste en establecer el valor de una moneda de un pais y este se fija en terminos de una cantidad de oro concreta. Con esto se buscaba que los billetes y monedas emitidos esten respaldados por medio de oro. <text:span text:style-name="T1">Entonces cada país no podia generar monedas <text:s/>y billetes encima de sus reservas de oro, lo que aseguraba una contención de la inflación. </text:span></text:p>
      <text:p text:style-name="P1"/>
      <text:p text:style-name="P2"><text:span text:style-name="T2">S</text:span>u objetivo era garantizar una cierta disciplina monetaria con la segunda Guerra Mundial, esto para establecer regla<text:span text:style-name="T2">s </text:span>para las relaciones comerciales internacionales (tener un standar, entre todos y asi evitar que alguien más venda/compre lo mismo por “diferentes precios”)</text:p>
      <text:p text:style-name="P2"/>
      <text:p text:style-name="P2"/>
      <text:p text:style-name="P3">¿Como funciona?</text:p>
      <text:p text:style-name="P3">Los paises que lo establezcan tienen que tener una serie de “reglas” <text:span text:style-name="T3">para poder con su funcionamiento adecuado</text:span></text:p>
      <text:list xml:id="list208778896" text:style-name="L1">
        <text:list-item>
          <text:p text:style-name="P4">Mantener el valor de su moneda igual a una cierta cantidad de oro. Esto venia siendo como actualmetne el valor del dolar, que todos tienen una cantidad muy similar.</text:p>
        </text:list-item>
        <text:list-item>
          <text:p text:style-name="P4">Poder aceptar diferentes monedas para poder convertirlas por oro. Esto para no limitarse a aceptar solo una o algunas monedas y asi poder realizar compra/venta con diferentes paises y extender su <text:span text:style-name="T4">rango. </text:span></text:p>
        </text:list-item>
        <text:list-item>
          <text:p text:style-name="P5">La libre exportación e importación de oro, para no limitar a que solo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21:30:38.518424209</meta:creation-date>
    <dc:date>2020-11-23T23:01:23.420402727</dc:date>
    <meta:editing-duration>PT3M16S</meta:editing-duration>
    <meta:editing-cycles>1</meta:editing-cycles>
    <meta:document-statistic meta:table-count="0" meta:image-count="0" meta:object-count="0" meta:page-count="1" meta:paragraph-count="8" meta:word-count="209" meta:character-count="1243" meta:non-whitespace-character-count="1041"/>
    <meta:generator>LibreOffice/6.0.7.3$Linux_X86_64 LibreOffice_project/00m0$Build-3</meta:generator>
  </office:meta>
</office:document-meta>
</file>